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draw="urn:oasis:names:tc:opendocument:xmlns:drawing:1.0" xmlns:xlink="http://www.w3.org/1999/xlink" xmlns:style="urn:oasis:names:tc:opendocument:xmlns:style:1.0" xmlns:fo="urn:oasis:names:tc:opendocument:xmlns:xsl-fo-compatible:1.0">
  <office:automatic-styles>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style:style>
    <style:style style:name="T5" style:family="text">
      <style:text-properties fo:font-weight="bold" fo:font-style="italic" fo:color="#e03e3e" fo:background-color="#ddebf1"/>
    </style:style>
    <style:style style:name="T6" style:family="text">
      <style:text-properties fo:font-weight="bold"/>
    </style:style>
  </office:automatic-styles>
  <office:body>
    <office:text>
      <text:p><text:span text:style-name="T1">Welcome to this</text:span><text:span text:style-name="T2">demo 🙌!</text:span></text:p>
      <text:p><text:tab/>Hello World nested</text:p>
      <text:p><text:tab/><text:tab/>Hello World double nested</text:p>
      <text:p><text:span text:style-name="T3">This paragraph has a background color</text:span></text:p>
      <text:p>Paragraph</text:p>
      <text:h text:outline-level="1" text:style-name="Heading1">Heading</text:h>
      <text:h text:outline-level="1" text:style-name="Heading1">Heading right</text:h>
      <text:p>justified paragraph. Lorem ipsum dolor sit amet, consectetur adipiscing elit, sed do eiusmod tempor incididunt ut labore et dolore magna aliqua. Ut enim ad minim veniam, quis nostrud exercitation ullamco laboris nisi ut aliquip ex ea commodo consequat.</text:p>
      <text:p><text:span style:style-name="Preformatted_20_Text">Code Block
Line 2</text:span></text:p>
      <text:list text:style-name="List_1">
        <text:list-item>
          <text:p>Bullet List Item. Lorem ipsum dolor sit amet, consectetur adipiscing elit, sed do eiusmod tempor incididunt ut labore et dolore magna aliqua. Ut enim ad minim veniam, quis nostrud exercitation ullamco laboris nisi ut aliquip ex ea commodo consequat.</text:p>
        </text:list-item>
      </text:list>
      <text:list text:style-name="List_1">
        <text:list-item>
          <text:p>Bullet List Item.  Lorem ipsum dolor sit amet, consectetur adipiscing elit, sed do eiusmod tempor incididunt ut labore et dolore magna aliqua. Ut enim ad minim veniam, quis nostrud exercitation ullamco laboris nisi ut aliquip ex ea commodo consequat.</text:p>
        </text:list-item>
      </text:list>
      <text:list text:style-name="List_1">
        <text:list-item>
          <text:p>Bullet List Item right. Lorem ipsum dolor sit amet, consectetur adipiscing elit, sed do eiusmod tempor incididunt ut labore et dolore magna aliqua. Ut enim ad minim veniam, quis nostrud exercitation ullamco laboris nisi ut aliquip ex ea commodo consequat.</text:p>
        </text:list-item>
      </text:list>
      <text:list text:style-name="Numbering_1">
        <text:list-item>
          <text:p>Numbered List Item 1</text:p>
        </text:list-item>
      </text:list>
      <text:list text:style-name="Numbering_1">
        <text:list-item>
          <text:p>Numbered List Item 2</text:p>
        </text:list-item>
      </text:list>
      <text:list text:style-name="Numbering_1">
        <text:list-item>
          <text:p>Numbered List Item Nested 1</text:p>
        </text:list-item>
      </text:list>
      <text:list text:style-name="Numbering_1">
        <text:list-item>
          <text:p>Numbered List Item Nested 2</text:p>
        </text:list-item>
      </text:list>
      <text:list text:style-name="Numbering_1">
        <text:list-item>
          <text:p>Numbered List Item Nested funky right</text:p>
        </text:list-item>
      </text:list>
      <text:list text:style-name="Numbering_1">
        <text:list-item>
          <text:p>Numbered List Item Nested funky center</text:p>
        </text:list-item>
      </text:list>
      <text:list text:style-name="Numbering_1">
        <text:list-item>
          <text:p>Numbered List Item</text:p>
        </text:list-item>
      </text:list>
      <text:p><text:span>☐</text:span>Check List Item</text:p>
      <table:table>
        <table:table-row>
          <table:table-cell>
            <text:p>Wide Cell</text:p>
          </table:table-cell>
          <table:table-cell>
            <text:p>Table Cell</text:p>
          </table:table-cell>
          <table:table-cell>
            <text:p>Table Cell</text:p>
          </table:table-cell>
        </table:table-row>
        <table:table-row>
          <table:table-cell>
            <text:p>Wide Cell</text:p>
          </table:table-cell>
          <table:table-cell>
            <text:p>Table Cell</text:p>
          </table:table-cell>
          <table:table-cell>
            <text:p>Table Cell</text:p>
          </table:table-cell>
        </table:table-row>
        <table:table-row>
          <table:table-cell>
            <text:p>Wide Cell</text:p>
          </table:table-cell>
          <table:table-cell>
            <text:p>Table Cell</text:p>
          </table:table-cell>
          <table:table-cell>
            <text:p>Table Cell</text:p>
          </table:table-cell>
        </table:table-row>
      </table:table>
      <text:p>Not implemented</text:p>
      <draw:frame>
        <draw:image xlink:href="Pictures/https://interactive-examples.mdn.mozilla.net/media/cc0-images/grapefruit-slice-332-332.jpg"/>
      </draw:frame>
      <draw:frame>
        <draw:image xlink:href="Pictures/https://interactive-examples.mdn.mozilla.net/media/cc0-images/grapefruit-slice-332-332.jpg"/>
      </draw:frame>
      <text:p><text:span>[Video: <!-- -->https://interactive-examples.mdn.mozilla.net/media/cc0-videos/flower.webm<!-- -->]</text:span></text:p>
      <text:p><text:span>[Audio: <!-- -->https://interactive-examples.mdn.mozilla.net/media/cc0-audio/t-rex-roar.mp3<!-- -->]</text:span></text:p>
      <text:p/>
      <text:p><text:span>[Audio: <!-- -->]</text:span></text:p>
      <text:p><text:span text:style-name="T4">Inline Content:</text:span></text:p>
      <text:p><text:span text:style-name="T5">Styled Text</text:span> <text:a xlink:href="https://www.blocknotejs.org">Link</text:a></text:p>
      <table:table>
        <table:table-row>
          <table:table-cell>
            <text:p>Table Cell 1</text:p>
          </table:table-cell>
          <table:table-cell>
            <text:p>Table Cell 2</text:p>
          </table:table-cell>
          <table:table-cell>
            <text:p>Table Cell 3</text:p>
          </table:table-cell>
        </table:table-row>
        <table:table-row>
          <table:table-cell>
            <text:p>Table Cell 4</text:p>
          </table:table-cell>
          <table:table-cell>
            <text:p><text:span text:style-name="T6">Table Cell Bold 5</text:span></text:p>
          </table:table-cell>
          <table:table-cell>
            <text:p>Table Cell 6</text:p>
          </table:table-cell>
        </table:table-row>
        <table:table-row>
          <table:table-cell>
            <text:p>Table Cell 7</text:p>
          </table:table-cell>
          <table:table-cell>
            <text:p>Table Cell 8</text:p>
          </table:table-cell>
          <table:table-cell>
            <text:p>Table Cell 9</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Inter" svg:font-family="Inter" style:font-family-generic="system" style:font-pitch="variable" svg:panose-1="2 11 6 4 2 2 2 2 2 4"/>
    <style:font-face style:name="Times New Roman (Body CS)" svg:font-family="Times New Roman (Body CS)" style:font-family-generic="roman"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1388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top="0.0312in" fo:margin-bottom="0.0312in" fo:line-height="150%"/>
      <style:text-properties style:font-name="Inter" style:font-name-complex="Times New Roman (Body C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0000E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top="0in" fo:margin-bottom="0.1388in" fo:line-height="100%"/>
      <style:text-properties fo:font-style="italic" style:font-style-asian="italic" style:font-style-complex="italic" fo:color="#0E2841" fo:font-size="9pt" style:font-size-asian="9pt" style:font-size-complex="9pt" fo:hyphenate="false"/>
    </style:style>
    <style:style style:name="Codeblock" style:display-name="Codeblock" style:family="paragraph" style:parent-style-name="Normal">
      <style:text-properties fo:color="#E1E4E8" fo:background-color="#16161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3"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4"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5"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6"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7"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8"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9"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